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cm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1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312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stroke="dash" draw:stroke-dash="Fine_20_Dashed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style:text-properties fo:font-size="28pt" style:font-size-asian="28pt" style:font-size-complex="28pt"/>
    </style:style>
    <style:style style:name="T1" style:family="text">
      <style:text-properties style:text-position="super 58%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2.8cm" svg:y1="18.8cm" svg:x2="26.2cm" svg:y2="18.8cm">
          <text:p/>
        </draw:line>
        <draw:line draw:style-name="gr1" draw:text-style-name="P1" draw:layer="layout" svg:x1="2.8cm" svg:y1="18.8cm" svg:x2="2.8cm" svg:y2="0.8cm">
          <text:p/>
        </draw:line>
        <draw:frame draw:style-name="gr2" draw:text-style-name="P2" draw:layer="layout" svg:width="1.4cm" svg:height="1.4cm" svg:x="1.2cm" svg:y="1cm">
          <draw:text-box>
            <text:p text:style-name="P2">T</text:p>
          </draw:text-box>
        </draw:frame>
        <draw:frame draw:style-name="gr3" draw:text-style-name="P2" draw:layer="layout" svg:width="1.2cm" svg:height="1.562cm" svg:x="25cm" svg:y="19.038cm">
          <draw:text-box>
            <text:p text:style-name="P2">S</text:p>
          </draw:text-box>
        </draw:frame>
        <draw:path draw:style-name="gr4" draw:text-style-name="P1" draw:layer="layout" svg:width="18.187cm" svg:height="18.004cm" draw:transform="skewX (0.546288055874225) rotate (1.41895268187139) translate (4.39999970787442cm 16.1946281121542cm)" svg:viewBox="0 0 18188 18005" svg:d="m0 0c31750-3 12281 18005 12281 18005">
          <text:p/>
        </draw:path>
        <draw:line draw:style-name="gr4" draw:text-style-name="P1" draw:layer="layout" svg:x1="4.4cm" svg:y1="14.4cm" svg:x2="21cm" svg:y2="14.4cm">
          <text:p/>
        </draw:line>
        <draw:line draw:style-name="gr4" draw:text-style-name="P1" draw:layer="layout" svg:x1="5.2cm" svg:y1="7cm" svg:x2="7.2cm" svg:y2="6cm">
          <text:p/>
        </draw:line>
        <draw:line draw:style-name="gr5" draw:text-style-name="P1" draw:layer="layout" svg:x1="5.2cm" svg:y1="7cm" svg:x2="7.8cm" svg:y2="14.4cm">
          <text:p/>
        </draw:line>
        <draw:line draw:style-name="gr4" draw:text-style-name="P1" draw:layer="layout" svg:x1="7.2cm" svg:y1="6cm" svg:x2="15.8cm" svg:y2="6cm">
          <text:p/>
        </draw:line>
        <draw:line draw:style-name="gr4" draw:text-style-name="P1" draw:layer="layout" svg:x1="21cm" svg:y1="14.4cm" svg:x2="22cm" svg:y2="13cm">
          <text:p/>
        </draw:line>
        <draw:line draw:style-name="gr4" draw:text-style-name="P1" draw:layer="layout" svg:x1="15.8cm" svg:y1="6cm" svg:x2="23.8cm" svg:y2="1.4cm">
          <text:p/>
        </draw:line>
        <draw:line draw:style-name="gr4" draw:text-style-name="P1" draw:layer="layout" svg:x1="22cm" svg:y1="13cm" svg:x2="22cm" svg:y2="2.2cm">
          <text:p/>
        </draw:line>
        <draw:line draw:style-name="gr5" draw:text-style-name="P1" draw:layer="layout" svg:x1="23.8cm" svg:y1="1.4cm" svg:x2="22cm" svg:y2="13cm">
          <text:p/>
        </draw:line>
        <draw:frame draw:style-name="gr6" draw:text-style-name="P3" draw:layer="layout" svg:width="4.4cm" svg:height="1.352cm" svg:x="12cm" svg:y="13.2cm">
          <draw:text-box>
            <text:p text:style-name="P3">1.4 bar</text:p>
          </draw:text-box>
        </draw:frame>
        <draw:frame draw:style-name="gr6" draw:text-style-name="P3" draw:layer="layout" svg:width="4.4cm" svg:height="1.352cm" svg:x="9.5cm" svg:y="4.8cm">
          <draw:text-box>
            <text:p text:style-name="P3">7 bar</text:p>
          </draw:text-box>
        </draw:frame>
        <draw:frame draw:style-name="gr6" draw:text-style-name="P2" draw:layer="layout" svg:width="1cm" svg:height="1.352cm" svg:x="7.4cm" svg:y="14.8cm">
          <draw:text-box>
            <text:p text:style-name="P2">4</text:p>
          </draw:text-box>
        </draw:frame>
        <draw:frame draw:style-name="gr6" draw:text-style-name="P2" draw:layer="layout" svg:width="1cm" svg:height="1.352cm" svg:x="4.6cm" svg:y="5.7cm">
          <draw:text-box>
            <text:p text:style-name="P2">3</text:p>
          </draw:text-box>
        </draw:frame>
        <draw:frame draw:style-name="gr6" draw:text-style-name="P2" draw:layer="layout" svg:width="1cm" svg:height="1.352cm" svg:x="24.2cm" svg:y="0.848cm">
          <draw:text-box>
            <text:p text:style-name="P2">2</text:p>
          </draw:text-box>
        </draw:frame>
        <draw:frame draw:style-name="gr6" draw:text-style-name="P2" draw:layer="layout" svg:width="1.7cm" svg:height="1.352cm" svg:x="20.7cm" svg:y="0.848cm">
          <draw:text-box>
            <text:p text:style-name="P2">2s</text:p>
          </draw:text-box>
        </draw:frame>
        <draw:frame draw:style-name="gr6" draw:text-style-name="P2" draw:layer="layout" svg:width="1cm" svg:height="1.352cm" svg:x="22.4cm" svg:y="12.048cm">
          <draw:text-box>
            <text:p text:style-name="P2">1</text:p>
          </draw:text-box>
        </draw:frame>
        <draw:frame draw:style-name="gr6" draw:text-style-name="P3" draw:layer="layout" svg:width="4.4cm" svg:height="1.389cm" svg:x="22cm" svg:y="13.4cm">
          <draw:text-box>
            <text:p text:style-name="P3">-10 <text:span text:style-name="T1">o</text:span>C</text:p>
          </draw:text-box>
        </draw:frame>
        <draw:frame draw:style-name="gr6" draw:text-style-name="P3" draw:layer="layout" svg:width="4.4cm" svg:height="1.389cm" svg:x="2.9cm" svg:y="7.401cm">
          <draw:text-box>
            <text:p text:style-name="P3">24 <text:span text:style-name="T1">o</text:span>C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321 3493" svg:d="m1321 3493h-1321l702-3493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3-07-10T09:56:27</meta:creation-date>
    <dc:date>2013-07-10T10:07:19</dc:date>
    <dc:creator>Jeff Gomes</dc:creator>
    <meta:editing-duration>P0D</meta:editing-duration>
    <meta:editing-cycles>1</meta:editing-cycles>
    <meta:document-statistic meta:object-count="45"/>
    <meta:generator>LibreOffice/3.5$Linux_X86_64 LibreOffice_project/350m1$Build-2</meta:generator>
  </office:meta>
</office:document-meta>
</file>